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956b2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1f53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956b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9e10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40f4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e10e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ctividad</text:span><text:span text:style-name="T5"> </text:span><text:span text:style-name="T8">3</text:span><text:span text:style-name="T5">. </text:span><text:span text:style-name="T8">El planeta de Nano</text:span></text:p>
      <text:p text:style-name="P3"/>
      <text:p text:style-name="P5"/>
      <text:p text:style-name="P3">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4">Mi a</text:span><text:span text:style-name="T3">rgumento </text:span><text:span text:style-name="T4">es 42</text:span></text:p>
            <text:p text:style-name="P4">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4T15:56:33.986000000</dc:date>
    <meta:editing-duration>PT50M52S</meta:editing-duration>
    <meta:editing-cycles>41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4" meta:word-count="13" meta:character-count="61" meta:non-whitespace-character-count="52"/>
  </office:meta>
</office:document-meta>
</file>